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a085" officeooo:paragraph-rsid="0019a08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a085" officeooo:paragraph-rsid="0019a08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a085" officeooo:paragraph-rsid="001b7e38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a085" officeooo:paragraph-rsid="0019a085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19a08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b7e38" style:font-size-asian="12pt" style:font-size-complex="12pt"/>
    </style:style>
    <style:style style:name="T3" style:family="text">
      <style:text-properties officeooo:rsid="002064cd"/>
    </style:style>
    <style:style style:name="T4" style:family="text">
      <style:text-properties officeooo:rsid="00245180"/>
    </style:style>
    <style:style style:name="T5" style:family="text">
      <style:text-properties officeooo:rsid="002c14d4"/>
    </style:style>
    <style:style style:name="T6" style:family="text">
      <style:text-properties officeooo:rsid="002c2429"/>
    </style:style>
    <style:style style:name="T7" style:family="text">
      <style:text-properties officeooo:rsid="002e0540"/>
    </style:style>
    <style:style style:name="T8" style:family="text">
      <style:text-properties officeooo:rsid="00304acf"/>
    </style:style>
    <style:style style:name="T9" style:family="text">
      <style:text-properties officeooo:rsid="003177bf"/>
    </style:style>
    <style:style style:name="T10" style:family="text">
      <style:text-properties fo:font-size="16pt" officeooo:rsid="0019a085" style:font-size-asian="16pt" style:font-size-complex="16pt"/>
    </style:style>
    <style:style style:name="T11" style:family="text">
      <style:text-properties fo:font-size="16pt" officeooo:rsid="00304acf" style:font-size-asian="16pt" style:font-size-complex="16pt"/>
    </style:style>
    <style:style style:name="T12" style:family="text">
      <style:text-properties fo:font-size="16pt" officeooo:rsid="003177bf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se 6</text:p>
      <text:p text:style-name="P4">PostgreSQL</text:p>
      <text:p text:style-name="P1"/>
      <text:p text:style-name="P2">1) Create an index on the name field in City Table.</text:p>
      <text:p text:style-name="P2"/>
      <text:p text:style-name="P2"><text:tab/>explain select * from city where id=5; <text:span text:style-name="T1">//</text:span><text:span text:style-name="T2">explain will show the timing or cost of <text:tab/><text:tab/><text:tab/><text:tab/><text:tab/><text:tab/><text:tab/><text:tab/>the query.</text:span></text:p>
      <text:p text:style-name="P2"><text:tab/>create index city_index on city(city_name);<text:tab/></text:p>
      <text:p text:style-name="P3"><text:tab/>explain select * from city where id=5;</text:p>
      <text:p text:style-name="P3"><text:tab/><text:tab/></text:p>
      <text:p text:style-name="P2">2) Create an index on the date and city fields in Employee Table</text:p>
      <text:p text:style-name="P2"/>
      <text:p text:style-name="P2"><text:tab/>create index employee_index on employee(city,name);</text:p>
      <text:p text:style-name="P2"><text:tab/></text:p>
      <text:p text:style-name="P2">3) Create an index on the name field in Employee table.</text:p>
      <text:p text:style-name="P2"><text:tab/></text:p>
      <text:p text:style-name="P2"><text:tab/>create index employee_name_index on employee(name);</text:p>
      <text:p text:style-name="P2"><text:tab/></text:p>
      <text:p text:style-name="P2">4) Create an index on the name field in Company table. Remove the index.</text:p>
      <text:p text:style-name="P2"/>
      <text:p text:style-name="P2"><text:tab/>create index company_index on company(name);</text:p>
      <text:p text:style-name="P2"><text:tab/>drop index company_index;</text:p>
      <text:p text:style-name="P2"><text:tab/></text:p>
      <text:p text:style-name="P2">5) Create a primary key in a new table where there is an auto generated number starting from 1 without create a sequence.</text:p>
      <text:p text:style-name="P2"/>
      <text:p text:style-name="P2"><text:tab/>create table student (id serial primary key,name varchar(50), email <text:tab/>varchar(50));</text:p>
      <text:p text:style-name="P2"/>
      <text:p text:style-name="P2"><text:tab/>insert into student (name,email) values ('asad','asad@gmail.com');</text:p>
      <text:p text:style-name="P2"/>
      <text:p text:style-name="P2">6) Create a sequence starting from 1000. Create a primary key in a new table. When inserting records use this sequence.</text:p>
      <text:p text:style-name="P2"/>
      <text:p text:style-name="P2"><text:tab/>create table temp (id serial primary key,name varchar(50));</text:p>
      <text:p text:style-name="P2"/>
      <text:p text:style-name="P2"><text:tab/>create sequence temp_id start 1000;</text:p>
      <text:p text:style-name="P2"/>
      <text:p text:style-name="P2"><text:tab/>insert into temp(id,name) values (nextval('temp_id'),'raj');</text:p>
      <text:p text:style-name="P2"><text:soft-page-break/><text:tab/></text:p>
      <text:p text:style-name="P2"><text:tab/></text:p>
      <text:p text:style-name="P2">7) Create a sequence starting from 500. Create a primary key in a new table and assign default value from this sequence.</text:p>
      <text:p text:style-name="P2"/>
      <text:p text:style-name="P2"><text:tab/>create sequence test_id start 500;</text:p>
      <text:p text:style-name="P2"/>
      <text:p text:style-name="P2"><text:tab/><text:span text:style-name="T3">c</text:span>reate table test(id int primary key default nextval('test_id'),name <text:tab/>varchar(50));</text:p>
      <text:p text:style-name="P2"/>
      <text:p text:style-name="P2"><text:tab/>insert into test(name) values ('asad');</text:p>
      <text:p text:style-name="P2"><text:tab/></text:p>
      <text:p text:style-name="P2">8) Delete the sequence which was created with 1000. Try to use the sequence to insert records.</text:p>
      <text:p text:style-name="P2"/>
      <text:p text:style-name="P2"><text:tab/>drop sequence temp_id;</text:p>
      <text:p text:style-name="P2"/>
      <text:p text:style-name="P2"><text:tab/>insert into temp(id,name) values (nextval('temp_id'),'dhavan');</text:p>
      <text:p text:style-name="P2"><text:tab/>ERROR: <text:s/>relation "temp_id" does not exist</text:p>
      <text:p text:style-name="P2"><text:tab/></text:p>
      <text:p text:style-name="P2">9) Display the fields id, name, city name from employee and city tables using inner join and aliases.</text:p>
      <text:p text:style-name="P2"/>
      <text:p text:style-name="P2"><text:tab/>alter table employee add column city_id int;</text:p>
      <text:p text:style-name="P2"/>
      <text:p text:style-name="P2"><text:tab/>alter table employee add constraint city_id foreign key(id) references <text:tab/>city(id);</text:p>
      <text:p text:style-name="P2"/>
      <text:p text:style-name="P2"><text:tab/>insert into employee(id,name,city,date,amount,city_id) <text:tab/>values(1,'asd','Ahmedabad','15-12-2020',5000,1);</text:p>
      <text:p text:style-name="P2"/>
      <text:p text:style-name="P2"><text:tab/>select <text:span text:style-name="T4">employee</text:span>.id,name,city_name from city inner join employee on <text:tab/>city.id=employee.city_id;</text:p>
      <text:p text:style-name="P2"><text:tab/></text:p>
      <text:p text:style-name="P2">10) Display id, name, city name and company name from employee, city and company tables.</text:p>
      <text:p text:style-name="P2"/>
      <text:p text:style-name="P2"><text:tab/>alter table employee add column company_id int;</text:p>
      <text:p text:style-name="P2"/>
      <text:p text:style-name="P2"><text:soft-page-break/><text:tab/>alter table employee add constraint f_company foreign key <text:tab/>(company_id) references company(id);</text:p>
      <text:p text:style-name="P2"/>
      <text:p text:style-name="P2"><text:tab/>select e.id, e.name, c.city_name, company.name from city c inner <text:tab/>join employee e on e.id = c.id inner join company on e.id = <text:tab/>company.id;</text:p>
      <text:p text:style-name="P2"><text:tab/></text:p>
      <text:p text:style-name="P2"><text:tab/></text:p>
      <text:p text:style-name="P2">11) Create a view using the above select query result.</text:p>
      <text:p text:style-name="P2"><text:tab/>create view view_employee as select e.id, e.name, c.city_name, <text:tab/>company.co_name from city c inner join employee e on <text:tab/>e.id = <text:tab/>c.id inner join company on e.id = company.id;</text:p>
      <text:p text:style-name="P2"/>
      <text:p text:style-name="P2"><text:tab/>select * from view_employee;</text:p>
      <text:p text:style-name="P2"><text:tab/></text:p>
      <text:p text:style-name="P2">12) Delete the view and create a new view adding fields as id, name, amount, date, city name , city code and company name.</text:p>
      <text:p text:style-name="P2"><text:tab/></text:p>
      <text:p text:style-name="P2"><text:tab/><text:span text:style-name="T5">drop view view_employee;</text:span></text:p>
      <text:p text:style-name="P2"/>
      <text:p text:style-name="P2"><text:tab/>create view view_for_hiding as select e.id, e.name, e.amount, e.date, <text:tab/>c.city_name, c.code, company.co_name from city c inner join <text:tab/>employee e on e.id = c.id inner join company on e.id = company.id;</text:p>
      <text:p text:style-name="P2"><text:tab/></text:p>
      <text:p text:style-name="P2">13) <text:span text:style-name="T5">i</text:span>nsert 15 records using an sql file. In the same file update 5 records of the city Mumbai increase the amount with 10.</text:p>
      <text:p text:style-name="P2"/>
      <text:p text:style-name="P2"><text:tab/><text:span text:style-name="T6">create abc.sql in that write queries and ...</text:span></text:p>
      <text:p text:style-name="P2"><text:tab/><text:span text:style-name="T7">p</text:span>sql -h localhost -U postgres -d postgres -a -f abc.sql;</text:p>
      <text:p text:style-name="P2"><text:tab/>update employee set amount= amount+10 where city='Mumbai';</text:p>
      <text:p text:style-name="P2"><text:tab/></text:p>
      <text:p text:style-name="P2">14) Create a backup of the database and restore it using PSQL.</text:p>
      <text:p text:style-name="P2"/>
      <text:p text:style-name="P2"><text:tab/>pg_dump -F t postgres &gt; postgresdb.tar</text:p>
      <text:p text:style-name="P2"><text:tab/>pg_dump -F c postgres &gt; postgresdb.dump</text:p>
      <text:p text:style-name="P2"><text:tab/></text:p>
      <text:p text:style-name="P2">15) Create a backup of the database and restore using pg_restore.</text:p>
      <text:p text:style-name="P2"><text:tab/></text:p>
      <text:p text:style-name="P2"><text:tab/><text:span text:style-name="T9">createdb asaddb</text:span></text:p>
      <text:p text:style-name="P5"><text:soft-page-break/><text:span text:style-name="T10"><text:tab/></text:span><text:span text:style-name="T11">pg_restore -d </text:span><text:span text:style-name="T12">asaddb</text:span><text:span text:style-name="T11"> postgresdb.dump 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13:31.828072267</meta:creation-date>
    <dc:date>2020-12-18T18:55:27.852167544</dc:date>
    <meta:editing-duration>PT1H26M51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4" meta:paragraph-count="72" meta:word-count="541" meta:character-count="3632" meta:non-whitespace-character-count="3064"/>
  </office:meta>
</office:document-meta>
</file>